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style:text-properties officeooo:paragraph-rsid="001c7554"/>
    </style:style>
    <style:style style:name="P3" style:family="paragraph" style:parent-style-name="Standard">
      <style:paragraph-properties fo:text-align="center" style:justify-single-word="false"/>
      <style:text-properties officeooo:paragraph-rsid="001c7554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c7554"/>
    </style:style>
    <style:style style:name="T10" style:family="text">
      <style:text-properties fo:font-size="16pt" officeooo:rsid="001c7554" style:font-size-asian="16pt" style:font-size-complex="16pt"/>
    </style:style>
    <style:style style:name="T11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EYA SAHBENI</text:span></text:p>
      <text:p text:style-name="P2"><text:span text:style-name="T9">TAKWA RABEI </text:span></text:p>
      <text:p text:style-name="P2"><text:span text:style-name="T9">2EME EEA</text:span> <text:s text:c="29"/></text:p>
      <text:p text:style-name="P2"/>
      <text:p text:style-name="P2"/>
      <text:p text:style-name="P2"/>
      <text:p text:style-name="P3"><text:s text:c="5"/><text:span text:style-name="T10">TP2 Les abstract &amp; les interfac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plication 1 : Interfaces </text:p>
      <text:p text:style-name="Standard"/>
      <text:p text:style-name="Standard"/>
      <text:p text:style-name="Standard"/>
      <text:p text:style-name="Standard"><text:s text:c="3"/><text:span text:style-name="T1">import </text:span><text:span text:style-name="T2">java.util.*;<text:line-break/><text:line-break/><text:line-break/></text:span><text:span text:style-name="T1">interface </text:span><text:span text:style-name="T2">Dbservices {<text:line-break/> <text:s text:c="3"/></text:span><text:span text:style-name="T1">void </text:span><text:span text:style-name="T3">addDb</text:span><text:span text:style-name="T2">();<text:line-break/><text:line-break/> <text:s text:c="3"/></text:span><text:span text:style-name="T1">void </text:span><text:span text:style-name="T3">deleteDb</text:span><text:span text:style-name="T2">();<text:line-break/>}<text:line-break/><text:line-break/><text:line-break/><text:line-break/></text:span><text:span text:style-name="T1">abstract class </text:span><text:span text:style-name="T2">Forme{<text:line-break/> <text:s text:c="3"/></text:span><text:span text:style-name="T1">int </text:span><text:span text:style-name="T4">color</text:span><text:span text:style-name="T2">;<text:line-break/> <text:s text:c="3"/></text:span><text:span text:style-name="T3">Forme</text:span><text:span text:style-name="T2">(</text:span><text:span text:style-name="T1">int </text:span><text:span text:style-name="T2">color){</text:span><text:span text:style-name="T1">this</text:span><text:span text:style-name="T2">.</text:span><text:span text:style-name="T4">color </text:span><text:span text:style-name="T2">= color;}<text:line-break/><text:line-break/> <text:s text:c="3"/></text:span><text:span text:style-name="T1">abstract float </text:span><text:span text:style-name="T3">surf</text:span><text:span text:style-name="T2">();<text:line-break/>}<text:line-break/><text:line-break/></text:span><text:span text:style-name="T1">class </text:span><text:span text:style-name="T2">Rect </text:span><text:span text:style-name="T1">extends </text:span><text:span text:style-name="T2">Forme </text:span><text:span text:style-name="T1">implements </text:span><text:span text:style-name="T2">Dbservices{<text:line-break/> <text:s text:c="3"/></text:span><text:span text:style-name="T1">float </text:span><text:span text:style-name="T4">l</text:span><text:span text:style-name="T2">, </text:span><text:span text:style-name="T4">L</text:span><text:span text:style-name="T2">;<text:line-break/> <text:s text:c="3"/></text:span><text:span text:style-name="T1">float </text:span><text:span text:style-name="T3">surf</text:span><text:span text:style-name="T2">(){ </text:span><text:span text:style-name="T1">return </text:span><text:span text:style-name="T4">L</text:span><text:span text:style-name="T2">*</text:span><text:span text:style-name="T4">l</text:span><text:span text:style-name="T2">;}<text:line-break/> <text:s text:c="3"/></text:span><text:span text:style-name="T1">public </text:span><text:span text:style-name="T3">Rect</text:span><text:span text:style-name="T2">(</text:span><text:span text:style-name="T1">float </text:span><text:span text:style-name="T2">l, </text:span><text:span text:style-name="T1">float </text:span><text:span text:style-name="T2">L, </text:span><text:span text:style-name="T1">int </text:span><text:span text:style-name="T2">color){<text:line-break/> <text:s text:c="7"/></text:span><text:span text:style-name="T1">super</text:span><text:span text:style-name="T2">(color); <text:s text:c="3"/></text:span><text:span text:style-name="T1">this</text:span><text:span text:style-name="T2">.</text:span><text:span text:style-name="T4">l</text:span><text:span text:style-name="T2">=l; <text:s/></text:span><text:span text:style-name="T1">this</text:span><text:span text:style-name="T2">.</text:span><text:span text:style-name="T4">L</text:span><text:span text:style-name="T2">=L;<text:line-break/> <text:s text:c="3"/>}<text:line-break/> <text:s text:c="3"/></text:span><text:span text:style-name="T1">public void </text:span><text:span text:style-name="T3">addDb</text:span><text:span text:style-name="T2">(){<text:line-break/> <text:s text:c="7"/>System.</text:span><text:span text:style-name="T5">out</text:span><text:span text:style-name="T2">.println(</text:span><text:span text:style-name="T6">"Ajouter avec succes du "</text:span><text:span text:style-name="T2">+</text:span><text:span text:style-name="T6">"Rect [color], long.[L] et largeur [l]"</text:span><text:span text:style-name="T2">);<text:line-break/> <text:s text:c="3"/>}<text:line-break/> <text:s text:c="3"/></text:span><text:span text:style-name="T1">public void </text:span><text:span text:style-name="T3">deleteDb</text:span><text:span text:style-name="T2">(){<text:line-break/> <text:s text:c="7"/>System.</text:span><text:span text:style-name="T5">out</text:span><text:span text:style-name="T2">.println(</text:span><text:span text:style-name="T6">"Supp. avec succes du "</text:span><text:span text:style-name="T2">+</text:span><text:span text:style-name="T6">"Rect [color], long.[L] et largeur [l]"</text:span><text:span text:style-name="T2">);<text:line-break/><text:line-break/> <text:s text:c="3"/>}<text:line-break/>}<text:line-break/></text:span><text:span text:style-name="T1">class </text:span><text:span text:style-name="T2">Cercle </text:span><text:span text:style-name="T1">extends </text:span><text:span text:style-name="T2">Forme </text:span><text:span text:style-name="T1">implements </text:span><text:span text:style-name="T2">Dbservices{<text:line-break/> <text:s text:c="3"/></text:span><text:span text:style-name="T1">float </text:span><text:span text:style-name="T4">r</text:span><text:span text:style-name="T2">;<text:line-break/> <text:s text:c="3"/></text:span><text:span text:style-name="T1">float </text:span><text:span text:style-name="T3">surf</text:span><text:span text:style-name="T2">(){ </text:span><text:span text:style-name="T1">return </text:span><text:span text:style-name="T2">(</text:span><text:span text:style-name="T1">float</text:span><text:span text:style-name="T2">)(</text:span><text:span text:style-name="T7">3.14</text:span><text:span text:style-name="T2">*</text:span><text:span text:style-name="T4">r</text:span><text:span text:style-name="T2">*</text:span><text:span text:style-name="T4">r</text:span><text:span text:style-name="T2">);}<text:line-break/></text:span><text:soft-page-break/><text:span text:style-name="T2"> <text:s text:c="3"/></text:span><text:span text:style-name="T1">public </text:span><text:span text:style-name="T3">Cercle</text:span><text:span text:style-name="T2">(</text:span><text:span text:style-name="T1">float </text:span><text:span text:style-name="T2">r, </text:span><text:span text:style-name="T1">int </text:span><text:span text:style-name="T2">color){<text:line-break/> <text:s text:c="7"/></text:span><text:span text:style-name="T1">super</text:span><text:span text:style-name="T2">(color); <text:s text:c="3"/></text:span><text:span text:style-name="T1">this</text:span><text:span text:style-name="T2">.</text:span><text:span text:style-name="T4">r</text:span><text:span text:style-name="T2">=r;<text:line-break/> <text:s text:c="3"/>}<text:line-break/> <text:s text:c="3"/></text:span><text:span text:style-name="T1">public void </text:span><text:span text:style-name="T3">addDb</text:span><text:span text:style-name="T2">(){<text:line-break/> <text:s text:c="7"/>System.</text:span><text:span text:style-name="T5">out</text:span><text:span text:style-name="T2">.println(</text:span><text:span text:style-name="T6">"Ajout avac succès du"</text:span><text:span text:style-name="T2">+</text:span><text:span text:style-name="T6">" Cercle [color] du rayon [r]"</text:span><text:span text:style-name="T2">);<text:line-break/> <text:s text:c="3"/>}<text:line-break/> <text:s text:c="3"/></text:span><text:span text:style-name="T1">public void </text:span><text:span text:style-name="T3">deleteDb</text:span><text:span text:style-name="T2">(){<text:line-break/> <text:s text:c="7"/>System.</text:span><text:span text:style-name="T5">out</text:span><text:span text:style-name="T2">.println(</text:span><text:span text:style-name="T6">"Supp. avac succès du"</text:span><text:span text:style-name="T2">+</text:span><text:span text:style-name="T6">" Cercle [color] du rayon [r]"</text:span><text:span text:style-name="T2">);<text:line-break/><text:line-break/> <text:s text:c="3"/>}<text:line-break/>}<text:line-break/></text:span><text:span text:style-name="T1">public class </text:span><text:span text:style-name="T2">TestForme{<text:line-break/><text:line-break/><text:line-break/> <text:s text:c="3"/></text:span><text:span text:style-name="T1">public static void </text:span><text:span text:style-name="T3">main</text:span><text:span text:style-name="T2">(String []args){<text:line-break/><text:line-break/> <text:s text:c="7"/></text:span><text:span text:style-name="T8">// Forme x = new Form(); <text:s text:c="2"/>// ERR<text:line-break/> <text:s text:c="7"/>//x.surf();<text:line-break/><text:line-break/> <text:s text:c="7"/></text:span><text:span text:style-name="T2">Vector&lt;Forme&gt; dessin = </text:span><text:span text:style-name="T1">new </text:span><text:span text:style-name="T2">Vector&lt;Forme&gt;();<text:line-break/> <text:s text:c="7"/>dessin.add(</text:span><text:span text:style-name="T1">new </text:span><text:span text:style-name="T2">Rect(</text:span><text:span text:style-name="T7">100</text:span><text:span text:style-name="T2">,</text:span><text:span text:style-name="T7">50</text:span><text:span text:style-name="T2">,</text:span><text:span text:style-name="T7">1</text:span><text:span text:style-name="T2">));<text:line-break/> <text:s text:c="7"/>dessin.add(</text:span><text:span text:style-name="T1">new </text:span><text:span text:style-name="T2">Cercle(</text:span><text:span text:style-name="T7">10 <text:s/></text:span><text:span text:style-name="T2">,</text:span><text:span text:style-name="T7">3</text:span><text:span text:style-name="T2">));<text:line-break/> <text:s text:c="7"/>dessin.add(</text:span><text:span text:style-name="T1">new </text:span><text:span text:style-name="T2">Rect(</text:span><text:span text:style-name="T7">70</text:span><text:span text:style-name="T2">,</text:span><text:span text:style-name="T7">20 </text:span><text:span text:style-name="T2">,</text:span><text:span text:style-name="T7">4</text:span><text:span text:style-name="T2">));<text:line-break/> <text:s text:c="7"/>dessin.add(</text:span><text:span text:style-name="T1">new </text:span><text:span text:style-name="T2">Rect(</text:span><text:span text:style-name="T7">100</text:span><text:span text:style-name="T2">,</text:span><text:span text:style-name="T7">50</text:span><text:span text:style-name="T2">,</text:span><text:span text:style-name="T7">1</text:span><text:span text:style-name="T2">));<text:line-break/> <text:s text:c="7"/>dessin.add(</text:span><text:span text:style-name="T1">new </text:span><text:span text:style-name="T2">Cercle(</text:span><text:span text:style-name="T7">15 <text:s/></text:span><text:span text:style-name="T2">,</text:span><text:span text:style-name="T7">7</text:span><text:span text:style-name="T2">));<text:line-break/><text:line-break/> <text:s text:c="5"/></text:span><text:span text:style-name="T1">for </text:span><text:span text:style-name="T2">(Forme F : dessin)<text:line-break/> <text:s text:c="9"/>((Dbservices)F).addDb();<text:line-break/><text:line-break/><text:line-break/><text:line-break/><text:line-break/><text:line-break/> <text:s text:c="3"/>}<text:line-break/>}</text:span></text:p>
      <text:p text:style-name="Standard">Ajouter avec succes du Rect [color], long.[L] et largeur [l]</text:p>
      <text:p text:style-name="Standard">Ajout avac succès du Cercle [color] du rayon [r]</text:p>
      <text:p text:style-name="Standard">Ajouter avec succes du Rect [color], long.[L] et largeur [l]</text:p>
      <text:p text:style-name="Standard">Ajouter avec succes du Rect [color], long.[L] et largeur [l]</text:p>
      <text:p text:style-name="Standard">Ajout avac succès du Cercle [color] du rayon [r]</text:p>
      <text:p text:style-name="Standard"/>
      <text:p text:style-name="Standard"/>
      <text:p text:style-name="Standard"/>
      <text:p text:style-name="Standard"/>
      <text:p text:style-name="Standard">Application 2 : Gestion polymorphique</text:p>
      <text:p text:style-name="P1" loext:marker-style-name="T2"><text:span text:style-name="T1">import </text:span><text:span text:style-name="T2">java.util.Vector;<text:line-break/></text:span><text:span text:style-name="T1">interface </text:span><text:span text:style-name="T2">Empruntable{<text:line-break/> <text:s text:c="3"/></text:span><text:span text:style-name="T1">void </text:span><text:span text:style-name="T3">emprunter</text:span><text:span text:style-name="T2">();<text:line-break/> <text:s text:c="3"/></text:span><text:span text:style-name="T1">void </text:span><text:span text:style-name="T3">retourner</text:span><text:span text:style-name="T2">();<text:line-break/> <text:s text:c="3"/></text:span><text:span text:style-name="T1">void </text:span><text:span text:style-name="T3">listerEmprunts</text:span><text:span text:style-name="T2">();<text:line-break/>}<text:line-break/><text:line-break/></text:span><text:span text:style-name="T8">// Sous-classe Livre<text:line-break/></text:span><text:soft-page-break/><text:span text:style-name="T1">class </text:span><text:span text:style-name="T2">Livre </text:span><text:span text:style-name="T1">implements </text:span><text:span text:style-name="T2">Empruntable {<text:line-break/> <text:s text:c="3"/></text:span><text:span text:style-name="T1">int </text:span><text:span text:style-name="T4">nbpages</text:span><text:span text:style-name="T2">;<text:line-break/> <text:s text:c="3"/>String </text:span><text:span text:style-name="T4">titre</text:span><text:span text:style-name="T2">;<text:line-break/> <text:s text:c="3"/>String </text:span><text:span text:style-name="T4">auteur</text:span><text:span text:style-name="T2">;<text:line-break/><text:line-break/> <text:s text:c="3"/></text:span><text:span text:style-name="T1">public </text:span><text:span text:style-name="T3">Livre</text:span><text:span text:style-name="T2">(</text:span><text:span text:style-name="T1">int </text:span><text:span text:style-name="T2">nbpages, String titre, String auteur) {<text:line-break/> <text:s text:c="7"/></text:span><text:span text:style-name="T1">this</text:span><text:span text:style-name="T2">.</text:span><text:span text:style-name="T4">nbpages </text:span><text:span text:style-name="T2">= nbpages;<text:line-break/> <text:s text:c="7"/></text:span><text:span text:style-name="T1">this</text:span><text:span text:style-name="T2">.</text:span><text:span text:style-name="T4">titre </text:span><text:span text:style-name="T2">= titre;<text:line-break/> <text:s text:c="7"/></text:span><text:span text:style-name="T1">this</text:span><text:span text:style-name="T2">.</text:span><text:span text:style-name="T4">auteur </text:span><text:span text:style-name="T2">= auteur;<text:line-break/> <text:s text:c="3"/>}<text:line-break/><text:line-break/> <text:s text:c="3"/></text:span><text:span text:style-name="T11">@Override<text:line-break/> <text:s text:c="3"/></text:span><text:span text:style-name="T1">public void </text:span><text:span text:style-name="T3">emprunter</text:span><text:span text:style-name="T2">() {<text:line-break/><text:line-break/> <text:s text:c="3"/>}<text:line-break/><text:line-break/> <text:s text:c="3"/></text:span><text:span text:style-name="T11">@Override<text:line-break/> <text:s text:c="3"/></text:span><text:span text:style-name="T1">public void </text:span><text:span text:style-name="T3">retourner</text:span><text:span text:style-name="T2">() {<text:line-break/><text:line-break/> <text:s text:c="3"/>}<text:line-break/><text:line-break/> <text:s text:c="3"/></text:span><text:span text:style-name="T11">@Override </text:span><text:span text:style-name="T8">//implémentation de la méthode abstract afficherInfo<text:line-break/> <text:s text:c="3"/></text:span><text:span text:style-name="T1">public void </text:span><text:span text:style-name="T3">listerEmprunts</text:span><text:span text:style-name="T2">(){<text:line-break/> <text:s text:c="11"/>System.</text:span><text:span text:style-name="T5">out</text:span><text:span text:style-name="T2">.println(</text:span><text:span text:style-name="T6">"Livre : "</text:span><text:span text:style-name="T2">+</text:span><text:span text:style-name="T4">titre</text:span><text:span text:style-name="T2">+</text:span><text:span text:style-name="T6">", Auteur : "</text:span><text:span text:style-name="T2">+</text:span><text:span text:style-name="T4">auteur</text:span><text:span text:style-name="T2">); {<text:line-break/><text:line-break/> <text:s text:c="3"/>}<text:line-break/>}<text:line-break/>}<text:line-break/></text:span><text:span text:style-name="T1">class </text:span><text:span text:style-name="T2">Mag </text:span><text:span text:style-name="T1">implements </text:span><text:span text:style-name="T2">Empruntable {<text:line-break/> <text:s text:c="3"/></text:span><text:span text:style-name="T1">int </text:span><text:span text:style-name="T4">num</text:span><text:span text:style-name="T2">;<text:line-break/> <text:s text:c="3"/>String </text:span><text:span text:style-name="T4">titre</text:span><text:span text:style-name="T2">;<text:line-break/> <text:s text:c="3"/>String </text:span><text:span text:style-name="T4">auteur</text:span><text:span text:style-name="T2">;<text:line-break/><text:line-break/> <text:s text:c="3"/></text:span><text:span text:style-name="T1">public </text:span><text:span text:style-name="T3">Mag</text:span><text:span text:style-name="T2">(String titre, </text:span><text:span text:style-name="T1">int </text:span><text:span text:style-name="T2">num) {<text:line-break/> <text:s text:c="7"/></text:span><text:span text:style-name="T1">this</text:span><text:span text:style-name="T2">.</text:span><text:span text:style-name="T4">titre </text:span><text:span text:style-name="T2">= titre;<text:line-break/> <text:s text:c="7"/></text:span><text:span text:style-name="T1">this</text:span><text:span text:style-name="T2">.</text:span><text:span text:style-name="T4">num </text:span><text:span text:style-name="T2">= num;<text:line-break/> <text:s text:c="3"/>}<text:line-break/><text:line-break/> <text:s text:c="3"/></text:span><text:span text:style-name="T11">@Override<text:line-break/> <text:s text:c="3"/></text:span><text:span text:style-name="T1">public void </text:span><text:span text:style-name="T3">emprunter</text:span><text:span text:style-name="T2">() {<text:line-break/><text:line-break/> <text:s text:c="3"/>}<text:line-break/><text:line-break/> <text:s text:c="3"/></text:span><text:span text:style-name="T11">@Override<text:line-break/> <text:s text:c="3"/></text:span><text:span text:style-name="T1">public void </text:span><text:span text:style-name="T3">retourner</text:span><text:span text:style-name="T2">() {<text:line-break/><text:line-break/> <text:s text:c="3"/>}<text:line-break/><text:line-break/> <text:s text:c="3"/></text:span><text:span text:style-name="T11">@Override </text:span><text:span text:style-name="T8">//implémentation de la méthode abstract afficherInfo<text:line-break/> <text:s text:c="3"/></text:span><text:span text:style-name="T1">public void </text:span><text:span text:style-name="T3">listerEmprunts</text:span><text:span text:style-name="T2">(){<text:line-break/> <text:s text:c="11"/>System.</text:span><text:span text:style-name="T5">out</text:span><text:span text:style-name="T2">.println(</text:span><text:span text:style-name="T6">"Mag : "</text:span><text:span text:style-name="T2">+</text:span><text:span text:style-name="T4">titre</text:span><text:span text:style-name="T2">+</text:span><text:span text:style-name="T6">", Auteur : "</text:span><text:span text:style-name="T2">+</text:span><text:span text:style-name="T4">auteur</text:span><text:span text:style-name="T2">); {<text:line-break/><text:line-break/> <text:s text:c="3"/>}<text:line-break/></text:span><text:soft-page-break/><text:span text:style-name="T2">}<text:line-break/>}<text:line-break/></text:span><text:span text:style-name="T8">// Programme principal<text:line-break/></text:span><text:span text:style-name="T1">public class </text:span><text:span text:style-name="T2">Main {<text:line-break/> <text:s text:c="3"/></text:span><text:span text:style-name="T1">public static void </text:span><text:span text:style-name="T3">main</text:span><text:span text:style-name="T2">(String[] args) {<text:line-break/> <text:s text:c="7"/>Vector&lt;Empruntable&gt;bib = </text:span><text:span text:style-name="T1">new </text:span><text:span text:style-name="T2">Vector&lt;Empruntable&gt;();<text:line-break/> <text:s text:c="7"/>bib.add(</text:span><text:span text:style-name="T1">new </text:span><text:span text:style-name="T2">Livre(</text:span><text:span text:style-name="T7">100</text:span><text:span text:style-name="T2">, </text:span><text:span text:style-name="T6">"Le Petit Prince"</text:span><text:span text:style-name="T2">, </text:span><text:span text:style-name="T6">"Antoine de Saint-Exupéry"</text:span><text:span text:style-name="T2">));<text:line-break/> <text:s text:c="7"/>bib.add(</text:span><text:span text:style-name="T1">new </text:span><text:span text:style-name="T2">Mag(</text:span><text:span text:style-name="T6">"Science &amp; Vie"</text:span><text:span text:style-name="T2">, </text:span><text:span text:style-name="T7">123</text:span><text:span text:style-name="T2">));<text:line-break/><text:line-break/><text:line-break/><text:line-break/> <text:s text:c="7"/></text:span><text:span text:style-name="T1">for </text:span><text:span text:style-name="T2">(Empruntable e : bib)<text:line-break/> <text:s text:c="11"/></text:span><text:span text:style-name="T1">if </text:span><text:span text:style-name="T2">(e </text:span><text:span text:style-name="T1">instanceof </text:span><text:span text:style-name="T2">Livre)<text:line-break/> <text:s text:c="15"/>e.listerEmprunts();<text:line-break/><text:line-break/><text:line-break/><text:line-break/><text:line-break/><text:line-break/><text:line-break/><text:line-break/><text:line-break/><text:line-break/><text:line-break/><text:line-break/><text:line-break/> <text:s text:c="3"/>}<text:line-break/>}</text:span></text:p>
      <text:p text:style-name="Standard">Livre : Le Petit Prince, Auteur : Antoine de Saint-Exupé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17:46.369568672</meta:creation-date>
    <dc:date>2025-02-13T17:45:47.172068542</dc:date>
    <meta:editing-duration>PT1H17M41S</meta:editing-duration>
    <meta:editing-cycles>1</meta:editing-cycles>
    <meta:generator>LibreOffice/24.2.7.2$Linux_X86_64 LibreOffice_project/420$Build-2</meta:generator>
    <meta:print-date>2025-02-13T17:47:33.372955079</meta:print-date>
    <meta:printed-by>Fichiers PDF</meta:printed-by>
    <meta:document-statistic meta:table-count="0" meta:image-count="0" meta:object-count="0" meta:page-count="4" meta:paragraph-count="14" meta:word-count="418" meta:character-count="3591" meta:non-whitespace-character-count="2610"/>
  </office:meta>
</office:document-meta>
</file>